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99e" officeooo:paragraph-rsid="001a199e"/>
    </style:style>
    <style:style style:name="P2" style:family="paragraph" style:parent-style-name="Standard">
      <style:text-properties style:font-name="Courier New" officeooo:rsid="001a199e" officeooo:paragraph-rsid="001a199e"/>
    </style:style>
    <style:style style:name="P3" style:family="paragraph" style:parent-style-name="Standard">
      <style:text-properties style:font-name="Courier New" officeooo:rsid="001b0e46" officeooo:paragraph-rsid="001b0e46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a199e" officeooo:paragraph-rsid="001a199e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b0e46" officeooo:paragraph-rsid="001b0e46"/>
    </style:style>
    <style:style style:name="P6" style:family="paragraph" style:parent-style-name="Standard">
      <style:paragraph-properties>
        <style:tab-stops>
          <style:tab-stop style:position="1.3252in"/>
        </style:tab-stops>
      </style:paragraph-properties>
      <style:text-properties officeooo:rsid="001b0e46" officeooo:paragraph-rsid="001b0e46"/>
    </style:style>
    <style:style style:name="P7" style:family="paragraph" style:parent-style-name="Standard">
      <style:text-properties style:font-name="Liberation Serif" officeooo:rsid="001b0e46" officeooo:paragraph-rsid="001b0e46"/>
    </style:style>
    <style:style style:name="P8" style:family="paragraph" style:parent-style-name="Standard">
      <style:text-properties style:font-name="Courier New" officeooo:rsid="001b0e46" officeooo:paragraph-rsid="001b0e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1a199e"/>
    </style:style>
    <style:style style:name="T4" style:family="text">
      <style:text-properties style:font-name="Courier New" fo:font-weight="normal" officeooo:rsid="001b0e46" style:font-weight-asian="normal" style:font-weight-complex="normal"/>
    </style:style>
    <style:style style:name="T5" style:family="text">
      <style:text-properties officeooo:rsid="001b0e46"/>
    </style:style>
    <style:style style:name="T6" style:family="text">
      <style:text-properties style:font-name="Liberation Seri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g Report</text:p>
      <text:p text:style-name="P1"/>
      <text:p text:style-name="P1">Steps to Reproduce</text:p>
      <text:p text:style-name="P1"/>
      <text:p text:style-name="P1">1.) Run stigma (commit edbf0ae9d94a561dc41fada069959c10dfe2b2e7)</text:p>
      <text:p text:style-name="P1"/>
      <text:p text:style-name="P2">python3 Stigma.py APK/leaks.apk</text:p>
      <text:p text:style-name="P1"><text:line-break/></text:p>
      <text:p text:style-name="P1">2.) Install the resulting APK on a device</text:p>
      <text:p text:style-name="P1"/>
      <text:p text:style-name="P2">adb install Tracked_leaks.apk</text:p>
      <text:p text:style-name="P1"><text:line-break/></text:p>
      <text:p text:style-name="P1">3.) Run the installed app and, using logcat, observe that it crashes with an error:</text:p>
      <text:p text:style-name="P1"/>
      <text:p text:style-name="P2">java.lang.VerifyError: Verifier rejected class android.support.v7.widget.ActionMenuView: void android.support.v7.widget.ActionMenuView.onMeasureExactFormat(int, int) failed to verify: void android.support.v7.widget.ActionMenuView.onMeasureExactFormat(int, int): [0x105C] copy2 v44&lt;-v10 type=Integer/Integer (declaration of 'android.support.v7.widget.ActionMenuView' appears in /data/app/edu.fandm.enovak.leaks-wY_AWYnxAB7I8i3_x8ixLw==/base.apk!classes2.dex)</text:p>
      <text:p text:style-name="P1"><text:line-break/></text:p>
      <text:p text:style-name="P1">Note the most important parts of this error message...</text:p>
      <text:p text:style-name="P1"><text:span text:style-name="T1">Error: </text:span><text:span text:style-name="T2">copy2 v44&lt;-v10 type=Integer/Integer</text:span></text:p>
      <text:p text:style-name="P6"><text:span text:style-name="T6">Location: </text:span><text:span text:style-name="T3">classes2.dex</text:span></text:p>
      <text:p text:style-name="P1"><text:span text:style-name="T1">Class: </text:span><text:span text:style-name="T2">ActionMenuView.smali</text:span></text:p>
      <text:p text:style-name="P1"><text:span text:style-name="T1">Method: </text:span><text:span text:style-name="T2">onMeasureExactFormat(int, int)</text:span></text:p>
      <text:p text:style-name="P1"><text:span text:style-name="T1">Offset: </text:span><text:span text:style-name="T4">[</text:span><text:span text:style-name="T2">0x105C]</text:span></text:p>
      <text:p text:style-name="P1"/>
      <text:p text:style-name="P1"/>
      <text:p text:style-name="P1">4.) <text:span text:style-name="T5">Using any zip / file archive extractor, extract the .dex files out of the Tracked_leaks.apk file</text:span></text:p>
      <text:p text:style-name="P1"/>
      <text:p text:style-name="P5">5.) Use dexdump to get the line number ↔ offset mapping. <text:s/>You may need to alter the B and A flags. <text:s/><text:a xlink:type="simple" xlink:href="https://stackoverflow.com/questions/29899033/how-to-use-dexdump" text:style-name="Internet_20_link" text:visited-style-name="Visited_20_Internet_20_Link">https://stackoverflow.com/questions/29899033/how-to-use-dexdump</text:a></text:p>
      <text:p text:style-name="P5"/>
      <text:p text:style-name="P3">dexdump classes2.dex | grep "onMeasureExactFormat" -B1 -A205</text:p>
      <text:p text:style-name="P3"/>
      <text:p text:style-name="P7"/>
      <text:p text:style-name="P7">6.) Note that the offset 0x105C falls between</text:p>
      <text:p text:style-name="P3"><text:tab/>0x104d line=320</text:p>
      <text:p text:style-name="P3"><text:tab/>0x108f line=321</text:p>
      <text:p text:style-name="P3"/>
      <text:p text:style-name="P7">7.) Note that there is only one incidence of v10 moving into v44 in that se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of. Novak</meta:initial-creator>
    <meta:creation-date>2021-12-06T12:32:20.836838782</meta:creation-date>
    <dc:date>2021-12-06T16:08:58.745377498</dc:date>
    <dc:creator>Prof. Novak</dc:creator>
    <meta:editing-duration>PT2H39M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59" meta:character-count="1416" meta:non-whitespace-character-count="1271"/>
  </office:meta>
</office:document-meta>
</file>